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bChangeListenerTag.createTabChangeListener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ChangeListenerTag.doStartTag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